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99cm" svg:height="0.979cm" draw:transform="skewX (0.00069813170079779) rotate (-1.18490402917895) translate (3.6348775992492cm 3.2332289332966cm)" svg:viewBox="0 0 4800 980" svg:d="M374 980c239-6 1041-97 2158-134 1121-34 1831-38 2206-37 125 1 76-821-274-809-350 13-1185 77-2091 104-908 29-1975 40-2259 61-283 22 21 822 260 815z">
          <text:p/>
        </draw:path>
        <draw:path draw:style-name="gr1" draw:text-style-name="P1" draw:layer="layout" svg:width="5.017cm" svg:height="0.834cm" draw:transform="skewX (-0.000349065850398917) rotate (-1.97309471937959) translate (7.27300796514319cm 3.3889131058906cm)" svg:viewBox="0 0 5018 835" svg:d="M143 789c445-73 1442-219 2210-225 767-6 1794 143 2431 271 126 13 372-604 136-649-757-144-1694-194-2531-185s-1971 117-2337 128c-120 4-7 661 91 660z">
          <text:p/>
        </draw:path>
        <draw:path draw:style-name="gr1" draw:text-style-name="P1" draw:layer="layout" svg:width="0.902cm" svg:height="0.661cm" draw:transform="rotate (-2.15687788961459) translate (3.6524578120657cm 3.455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89) rotate (-2.1556561591382) translate (7.30945731859441cm 3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14) rotate (-2.1556561591382) translate (5.447640332617cm 7.42735618810029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52:09.209000000</dc:date>
    <meta:editing-duration>PT3M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